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get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StartedNotifier.assertCompatibleTypes( Object mock , MockCreationSettings originalSetting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VerificationStartedNotifier.notifyVerificationStarted( List &lt; VerificationStartedListener &gt; listeners , MockingDetails originalMockingDetai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vent.setMock( Objec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VerificationStartedNotifier.VerificationStartedNot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vent.Event( MockingDetails originalMocking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